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0.8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ackground-color="#cccccc" fo:border="0.06pt solid #000000"/>
    </style:style>
    <style:style style:name="ce2" style:family="table-cell" style:parent-style-name="Default">
      <style:table-cell-properties fo:border="0.06pt solid #000000"/>
      <style:map style:condition="is-true-formula(ISODD(ROW()))" style:apply-style-name="dark" style:base-cell-address="Sheet1.A2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map style:condition="is-true-formula(ISODD(ROW()))" style:apply-style-name="dark" style:base-cell-address="Sheet1.C31"/>
    </style:style>
    <style:style style:name="ce5" style:family="table-cell" style:parent-style-name="Default">
      <style:table-cell-properties fo:border="0.06pt solid #000000"/>
      <style:map style:condition="is-true-formula(ISODD(ROW()))" style:apply-style-name="dark" style:base-cell-address="Sheet1.C51"/>
    </style:style>
    <style:style style:name="ce6" style:family="table-cell" style:parent-style-name="Default">
      <style:table-cell-properties fo:border="0.06pt solid #000000"/>
      <style:map style:condition="is-true-formula(ISODD(ROW()))" style:apply-style-name="dark" style:base-cell-address="Sheet1.C32"/>
    </style:style>
    <style:style style:name="ce7" style:family="table-cell" style:parent-style-name="Default">
      <style:table-cell-properties fo:border="0.06pt solid #000000"/>
      <style:map style:condition="is-true-formula(ISODD(ROW()))" style:apply-style-name="dark" style:base-cell-address="Sheet1.C50"/>
    </style:style>
    <style:style style:name="ce8" style:family="table-cell" style:parent-style-name="Default">
      <style:table-cell-properties fo:border="0.06pt solid #000000"/>
      <style:map style:condition="is-true-formula(ISODD(ROW()))" style:apply-style-name="dark" style:base-cell-address="Sheet1.C56"/>
    </style:style>
    <style:style style:name="ce9" style:family="table-cell" style:parent-style-name="Default">
      <style:table-cell-properties fo:border="0.06pt solid #000000"/>
      <style:map style:condition="is-true-formula(ISODD(ROW()))" style:apply-style-name="dark" style:base-cell-address="Sheet1.C55"/>
    </style:style>
    <style:style style:name="ce10" style:family="table-cell" style:parent-style-name="Default">
      <style:table-cell-properties fo:border="0.06pt solid #000000"/>
      <style:map style:condition="is-true-formula(ISODD(ROW()))" style:apply-style-name="dark" style:base-cell-address="Sheet1.D40"/>
    </style:style>
    <style:style style:name="ce11" style:family="table-cell" style:parent-style-name="Default">
      <style:table-cell-properties fo:border="0.06pt solid #000000"/>
      <style:map style:condition="is-true-formula(ISODD(ROW()))" style:apply-style-name="dark" style:base-cell-address="Sheet1.D41"/>
    </style:style>
    <style:style style:name="ce12" style:family="table-cell" style:parent-style-name="Default">
      <style:table-cell-properties fo:border="0.06pt solid #000000"/>
      <style:map style:condition="is-true-formula(ISODD(ROW()))" style:apply-style-name="dark" style:base-cell-address="Sheet1.D23"/>
    </style:style>
    <style:style style:name="ce13" style:family="table-cell" style:parent-style-name="Default">
      <style:table-cell-properties fo:border="0.06pt solid #000000"/>
      <style:map style:condition="is-true-formula(ISODD(ROW()))" style:apply-style-name="dark" style:base-cell-address="Sheet1.D22"/>
    </style:style>
    <style:style style:name="ce14" style:family="table-cell" style:parent-style-name="Default">
      <style:table-cell-properties fo:border="0.06pt solid #000000"/>
      <style:map style:condition="is-true-formula(ISODD(ROW()))" style:apply-style-name="dark" style:base-cell-address="Sheet1.D24"/>
    </style:style>
    <style:style style:name="ce15" style:family="table-cell" style:parent-style-name="Default">
      <style:table-cell-properties fo:border="0.06pt solid #000000"/>
      <style:map style:condition="is-true-formula(ISODD(ROW()))" style:apply-style-name="dark" style:base-cell-address="Sheet1.D42"/>
    </style:style>
    <style:style style:name="ce16" style:family="table-cell" style:parent-style-name="Default">
      <style:table-cell-properties fo:border="0.06pt solid #000000"/>
      <style:map style:condition="is-true-formula(ISODD(ROW()))" style:apply-style-name="dark" style:base-cell-address="Sheet1.D27"/>
    </style:style>
    <style:style style:name="ce17" style:family="table-cell" style:parent-style-name="Default">
      <style:table-cell-properties fo:border="0.06pt solid #000000"/>
      <style:map style:condition="is-true-formula(ISODD(ROW()))" style:apply-style-name="dark" style:base-cell-address="Sheet1.D29"/>
    </style:style>
    <style:style style:name="ce18" style:family="table-cell" style:parent-style-name="Default">
      <style:table-cell-properties fo:border="0.06pt solid #000000"/>
      <style:map style:condition="is-true-formula(ISODD(ROW()))" style:apply-style-name="dark" style:base-cell-address="Sheet1.D26"/>
    </style:style>
    <style:style style:name="ce19" style:family="table-cell" style:parent-style-name="Default">
      <style:table-cell-properties fo:border="0.06pt solid #000000"/>
      <style:map style:condition="is-true-formula(ISODD(ROW()))" style:apply-style-name="dark" style:base-cell-address="Sheet1.D28"/>
    </style:style>
    <style:style style:name="ce20" style:family="table-cell" style:parent-style-name="Default">
      <style:table-cell-properties fo:border="0.06pt solid #000000"/>
      <style:map style:condition="is-true-formula(ISODD(ROW()))" style:apply-style-name="dark" style:base-cell-address="Sheet1.G37"/>
    </style:style>
    <style:style style:name="ce21" style:family="table-cell" style:parent-style-name="Default">
      <style:table-cell-properties fo:border="0.06pt solid #000000"/>
      <style:map style:condition="is-true-formula(ISODD(ROW()))" style:apply-style-name="dark" style:base-cell-address="Sheet1.J51"/>
    </style:style>
    <style:style style:name="ce22" style:family="table-cell" style:parent-style-name="Default">
      <style:table-cell-properties fo:border="0.06pt solid #000000"/>
      <style:map style:condition="is-true-formula(ISODD(ROW()))" style:apply-style-name="dark" style:base-cell-address="Sheet1.J5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3" table:default-cell-style-name="ce3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Footprint_id</text:p>
          </table:table-cell>
          <table:table-cell table:style-name="ce1" office:value-type="string" calcext:value-type="string">
            <text:p><text:s/>size-code_in</text:p>
          </table:table-cell>
          <table:table-cell table:style-name="ce1" office:value-type="string" calcext:value-type="string">
            <text:p>size-code_mm</text:p>
          </table:table-cell>
          <table:table-cell table:style-name="ce1" office:value-type="string" calcext:value-type="string">
            <text:p>w x l</text:p>
          </table:table-cell>
          <table:table-cell table:style-name="ce1" office:value-type="string" calcext:value-type="string">
            <text:p>pad-dist_mil</text:p>
          </table:table-cell>
          <table:table-cell table:style-name="ce1" office:value-type="string" calcext:value-type="string">
            <text:p>pad-dist_in</text:p>
          </table:table-cell>
          <table:table-cell table:style-name="ce1" office:value-type="string" calcext:value-type="string">
            <text:p>pad-dist_mm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3"/>
          <table:table-cell table:style-name="ce3"/>
        </table:table-row>
        <table:table-row table:style-name="ro1">
          <table:table-cell table:style-name="ce2" office:value-type="string" calcext:value-type="string">
            <text:p>C101</text:p>
          </table:table-cell>
          <table:table-cell table:style-name="ce2" office:value-type="string" calcext:value-type="string">
            <text:p>100uF/35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s://www.digikey.de/product-detail/de/EEE-FPV101XAP/PCE4554CT-ND/17010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102</text:p>
          </table:table-cell>
          <table:table-cell table:style-name="ce2" office:value-type="string" calcext:value-type="string">
            <text:p>100uF/35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s://www.digikey.de/product-detail/de/EEE-FPV101XAP/PCE4554CT-ND/17010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1</text:p>
          </table:table-cell>
          <table:table-cell table:style-name="ce2" office:value-type="string" calcext:value-type="string">
            <text:p>1n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A102JAT2A/478-1450-2-ND/56356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2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4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Z475MAT2A/478-8719-2-ND/42117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5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6</text:p>
          </table:table-cell>
          <table:table-cell table:style-name="ce2" office:value-type="string" calcext:value-type="string">
            <text:p>1n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A102JAT2A/478-1450-2-ND/56356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7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8</text:p>
          </table:table-cell>
          <table:table-cell table:style-name="ce2" office:value-type="string" calcext:value-type="string">
            <text:p>1u</text:p>
          </table:table-cell>
          <table:table-cell table:style-name="ce2"/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3225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101C105KAT2A/478-2570-2-ND/71749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209</text:p>
          </table:table-cell>
          <table:table-cell table:style-name="ce2" office:value-type="string" calcext:value-type="string">
            <text:p>0.47u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18121C474KAT2A/478-1641-1-ND/56467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1</text:p>
          </table:table-cell>
          <table:table-cell table:style-name="ce2" office:value-type="string" calcext:value-type="string">
            <text:p>100uF/35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s://www.digikey.de/product-detail/de/EEE-FPV101XAP/PCE4554CT-ND/17010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2</text:p>
          </table:table-cell>
          <table:table-cell table:style-name="ce2" office:value-type="string" calcext:value-type="string">
            <text:p>100uF/35V</text:p>
          </table:table-cell>
          <table:table-cell table:style-name="ce2" table:number-columns-repeated="3"/>
          <table:table-cell table:style-name="ce2" office:value-type="string" calcext:value-type="string">
            <text:p>6.3 x 7.7</text:p>
          </table:table-cell>
          <table:table-cell table:style-name="ce2" table:number-columns-repeated="3"/>
          <table:table-cell table:style-name="ce2" office:value-type="string" calcext:value-type="string">
            <text:p>https://www.digikey.de/product-detail/de/EEE-FPV101XAP/PCE4554CT-ND/17010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3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5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Z475MAT2A/478-8719-2-ND/42117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6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7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2" office:value-type="string" calcext:value-type="string">
            <text:p>1812</text:p>
          </table:table-cell>
          <table:table-cell table:style-name="ce2" office:value-type="string" calcext:value-type="string">
            <text:p>4532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8121C104KAT2A/478-7983-2-ND/16060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8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Z475MAT2A/478-8719-2-ND/42117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309</text:p>
          </table:table-cell>
          <table:table-cell table:style-name="ce2" office:value-type="string" calcext:value-type="string">
            <text:p>4.7uF</text:p>
          </table:table-cell>
          <table:table-cell table:style-name="ce2"/>
          <table:table-cell table:style-name="ce2" office:value-type="string" calcext:value-type="string">
            <text:p>1206</text:p>
          </table:table-cell>
          <table:table-cell table:style-name="ce2" office:value-type="string" calcext:value-type="string">
            <text:p>3216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avx-corporation/12061Z475MAT2A/478-8719-2-ND/421172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201</text:p>
          </table:table-cell>
          <table:table-cell table:style-name="ce2" office:value-type="string" calcext:value-type="string">
            <text:p>1N4148</text:p>
          </table:table-cell>
          <table:table-cell table:style-name="ce4" office:value-type="string" calcext:value-type="string">
            <text:p>DO-204AH, DO-35, axial 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1N4148/1N4148FS-ND/4586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202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string" calcext:value-type="string">
            <text:p>DO-204AH, DO-35, axial 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1N4148/1N4148FS-ND/4586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301</text:p>
          </table:table-cell>
          <table:table-cell table:style-name="ce2" office:value-type="string" calcext:value-type="string">
            <text:p>5.6V</text:p>
          </table:table-cell>
          <table:table-cell table:style-name="ce2" office:value-type="string" calcext:value-type="string">
            <text:p>SOD-523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micro-commercial-co/BZT52C5V6T-TP/BZT52C5V6T-TPMSCT-ND/19607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302</text:p>
          </table:table-cell>
          <table:table-cell table:style-name="ce2" office:value-type="string" calcext:value-type="string">
            <text:p>5.6V</text:p>
          </table:table-cell>
          <table:table-cell table:style-name="ce5" office:value-type="string" calcext:value-type="string">
            <text:p>SOD-523</text:p>
          </table:table-cell>
          <table:table-cell table:style-name="ce2" table:number-columns-repeated="6"/>
          <table:table-cell table:style-name="ce21" office:value-type="string" calcext:value-type="string">
            <text:p>https://www.digikey.de/product-detail/de/micro-commercial-co/BZT52C5V6T-TP/BZT52C5V6T-TPMSCT-ND/19607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303</text:p>
          </table:table-cell>
          <table:table-cell table:style-name="ce2" office:value-type="string" calcext:value-type="string">
            <text:p>1N4148</text:p>
          </table:table-cell>
          <table:table-cell table:style-name="ce6" office:value-type="string" calcext:value-type="string">
            <text:p>DO-204AH, DO-35, axial 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1N4148/1N4148FS-ND/45860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D304</text:p>
          </table:table-cell>
          <table:table-cell table:style-name="ce2" office:value-type="string" calcext:value-type="string">
            <text:p>5.6V</text:p>
          </table:table-cell>
          <table:table-cell table:style-name="ce7" office:value-type="string" calcext:value-type="string">
            <text:p>SOD-523</text:p>
          </table:table-cell>
          <table:table-cell table:style-name="ce2" table:number-columns-repeated="6"/>
          <table:table-cell table:style-name="ce22" office:value-type="string" calcext:value-type="string">
            <text:p>https://www.digikey.de/product-detail/de/micro-commercial-co/BZT52C5V6T-TP/BZT52C5V6T-TPMSCT-ND/19607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J101</text:p>
          </table:table-cell>
          <table:table-cell table:style-name="ce2" office:value-type="string" calcext:value-type="string">
            <text:p>PWR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J102</text:p>
          </table:table-cell>
          <table:table-cell table:style-name="ce2" office:value-type="string" calcext:value-type="string">
            <text:p>UNMUTE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J103</text:p>
          </table:table-cell>
          <table:table-cell table:style-name="ce2" office:value-type="string" calcext:value-type="string">
            <text:p>SIG_OUT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K101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K102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K103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MK104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Q201</text:p>
          </table:table-cell>
          <table:table-cell table:style-name="ce2" office:value-type="string" calcext:value-type="string">
            <text:p>2N3819</text:p>
          </table:table-cell>
          <table:table-cell table:style-name="ce2" office:value-type="string" calcext:value-type="string">
            <text:p>TO-92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2N3819+PBFREE/2N3819+PBFREE-ND/582030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Q301</text:p>
          </table:table-cell>
          <table:table-cell table:style-name="ce2" office:value-type="string" calcext:value-type="string">
            <text:p>BC546</text:p>
          </table:table-cell>
          <table:table-cell table:style-name="ce8" office:value-type="string" calcext:value-type="string">
            <text:p>TO-92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BC546BTA/BC546BTACT-ND/30424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Q302</text:p>
          </table:table-cell>
          <table:table-cell table:style-name="ce2" office:value-type="string" calcext:value-type="string">
            <text:p>BC546</text:p>
          </table:table-cell>
          <table:table-cell table:style-name="ce2" office:value-type="string" calcext:value-type="string">
            <text:p>TO-92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BC546BTA/BC546BTACT-ND/30424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Q303</text:p>
          </table:table-cell>
          <table:table-cell table:style-name="ce2" office:value-type="string" calcext:value-type="string">
            <text:p>BC546</text:p>
          </table:table-cell>
          <table:table-cell table:style-name="ce9" office:value-type="string" calcext:value-type="string">
            <text:p>TO-92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BC546BTA/BC546BTACT-ND/304248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Q304</text:p>
          </table:table-cell>
          <table:table-cell table:style-name="ce2" office:value-type="string" calcext:value-type="string">
            <text:p>BC556</text:p>
          </table:table-cell>
          <table:table-cell table:style-name="ce2" office:value-type="string" calcext:value-type="string">
            <text:p>TO-92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fairchild-on-semiconductor/BC556BTA/BC556BTACT-ND/30424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01</text:p>
          </table:table-cell>
          <table:table-cell table:style-name="ce2" office:value-type="string" calcext:value-type="string">
            <text:p>6.34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6K34L/YAG2781CT-ND/52816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02</text:p>
          </table:table-cell>
          <table:table-cell table:style-name="ce2" office:value-type="string" calcext:value-type="string">
            <text:p>4.7k</text:p>
          </table:table-cell>
          <table:table-cell table:style-name="ce2"/>
          <table:table-cell table:style-name="ce10" office:value-type="string" calcext:value-type="string">
            <text:p>0201</text:p>
          </table:table-cell>
          <table:table-cell table:style-name="ce10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4701C/P4.70KABCT-ND/5251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03</text:p>
          </table:table-cell>
          <table:table-cell table:style-name="ce2" office:value-type="string" calcext:value-type="string">
            <text:p>6.34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6K34L/YAG2781CT-ND/528164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204</text:p>
          </table:table-cell>
          <table:table-cell table:style-name="ce2" office:value-type="string" calcext:value-type="string">
            <text:p>4.7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4701C/P4.70KABCT-ND/5251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1</text:p>
          </table:table-cell>
          <table:table-cell table:style-name="ce2" office:value-type="string" calcext:value-type="string">
            <text:p>4.7k</text:p>
          </table:table-cell>
          <table:table-cell table:style-name="ce2"/>
          <table:table-cell table:style-name="ce11" office:value-type="string" calcext:value-type="string">
            <text:p>0201</text:p>
          </table:table-cell>
          <table:table-cell table:style-name="ce11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4701C/P4.70KABCT-ND/5251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2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1608</text:p>
          </table:table-cell>
          <table:table-cell table:style-name="ce12" table:number-columns-repeated="4"/>
          <table:table-cell table:style-name="ce12" office:value-type="string" calcext:value-type="string">
            <text:p>https://www.digikey.de/product-detail/de/yageo/RC0603FR-0710KL/311-10.0KHRCT-ND/7298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2" office:value-type="string" calcext:value-type="string">
            <text:p>0603</text:p>
          </table:table-cell>
          <table:table-cell table:style-name="ce2" office:value-type="string" calcext:value-type="string">
            <text:p>1608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603FR-0710KL/311-10.0KHRCT-ND/7298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4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13" office:value-type="string" calcext:value-type="string">
            <text:p>0603</text:p>
          </table:table-cell>
          <table:table-cell table:style-name="ce13" office:value-type="string" calcext:value-type="string">
            <text:p>1608</text:p>
          </table:table-cell>
          <table:table-cell table:style-name="ce13" table:number-columns-repeated="4"/>
          <table:table-cell table:style-name="ce13" office:value-type="string" calcext:value-type="string">
            <text:p>https://www.digikey.de/product-detail/de/yageo/RC0603FR-0710KL/311-10.0KHRCT-ND/7298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5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100KL/311-100KMCT-ND/19489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6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100KL/311-100KMCT-ND/19489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7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14" office:value-type="string" calcext:value-type="string">
            <text:p>0603</text:p>
          </table:table-cell>
          <table:table-cell table:style-name="ce14" office:value-type="string" calcext:value-type="string">
            <text:p>1608</text:p>
          </table:table-cell>
          <table:table-cell table:style-name="ce14" table:number-columns-repeated="4"/>
          <table:table-cell table:style-name="ce14" office:value-type="string" calcext:value-type="string">
            <text:p>https://www.digikey.de/product-detail/de/yageo/RC0603FR-0710KL/311-10.0KHRCT-ND/7298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8</text:p>
          </table:table-cell>
          <table:table-cell table:style-name="ce2" office:value-type="string" calcext:value-type="string">
            <text:p>4.7k</text:p>
          </table:table-cell>
          <table:table-cell table:style-name="ce2"/>
          <table:table-cell table:style-name="ce15" office:value-type="string" calcext:value-type="string">
            <text:p>0201</text:p>
          </table:table-cell>
          <table:table-cell table:style-name="ce15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4701C/P4.70KABCT-ND/52515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09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100KL/311-100KMCT-ND/19489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0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yageo/RC0201FR-07100KL/311-100KMCT-ND/19489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2" office:value-type="string" calcext:value-type="string">
            <text:p>0201</text:p>
          </table:table-cell>
          <table:table-cell table:style-name="ce2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1001C/P1.00KABCT-ND/5250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2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16" office:value-type="string" calcext:value-type="string">
            <text:p>0201</text:p>
          </table:table-cell>
          <table:table-cell table:style-name="ce16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1001C/P1.00KABCT-ND/5250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3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17" office:value-type="string" calcext:value-type="string">
            <text:p>0201</text:p>
          </table:table-cell>
          <table:table-cell table:style-name="ce17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1001C/P1.00KABCT-ND/5250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4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18" office:value-type="string" calcext:value-type="string">
            <text:p>0201</text:p>
          </table:table-cell>
          <table:table-cell table:style-name="ce18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1001C/P1.00KABCT-ND/5250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315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19" office:value-type="string" calcext:value-type="string">
            <text:p>0201</text:p>
          </table:table-cell>
          <table:table-cell table:style-name="ce19" office:value-type="string" calcext:value-type="string">
            <text:p>0603</text:p>
          </table:table-cell>
          <table:table-cell table:style-name="ce2" table:number-columns-repeated="4"/>
          <table:table-cell table:style-name="ce2" office:value-type="string" calcext:value-type="string">
            <text:p>https://www.digikey.de/product-detail/de/panasonic-electronic-components/ERJ-1GEF1001C/P1.00KABCT-ND/5250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V201</text:p>
          </table:table-cell>
          <table:table-cell table:style-name="ce2" office:value-type="string" calcext:value-type="string">
            <text:p>22k</text:p>
          </table:table-cell>
          <table:table-cell table:style-name="ce2" table:number-columns-repeated="4"/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.54</text:p>
          </table:table-cell>
          <table:table-cell table:style-name="ce2" office:value-type="string" calcext:value-type="string">
            <text:p>https://www.digikey.de/product-detail/de/bourns-inc/3296W-1-223LF/3296W-1-223LF-ND/253590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V202</text:p>
          </table:table-cell>
          <table:table-cell table:style-name="ce2" office:value-type="string" calcext:value-type="string">
            <text:p>22k</text:p>
          </table:table-cell>
          <table:table-cell table:style-name="ce2" table:number-columns-repeated="4"/>
          <table:table-cell table:style-name="ce20" office:value-type="string" calcext:value-type="string">
            <text:p>100</text:p>
          </table:table-cell>
          <table:table-cell table:style-name="ce20" office:value-type="string" calcext:value-type="string">
            <text:p>0.1</text:p>
          </table:table-cell>
          <table:table-cell table:style-name="ce20" office:value-type="string" calcext:value-type="string">
            <text:p>2.54</text:p>
          </table:table-cell>
          <table:table-cell table:style-name="ce2" office:value-type="string" calcext:value-type="string">
            <text:p>https://www.digikey.de/product-detail/de/bourns-inc/3296W-1-223LF/3296W-1-223LF-ND/253590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201</text:p>
          </table:table-cell>
          <table:table-cell table:style-name="ce2" office:value-type="string" calcext:value-type="string">
            <text:p>TL061</text:p>
          </table:table-cell>
          <table:table-cell table:style-name="ce2" office:value-type="string" calcext:value-type="string">
            <text:p>SOIC-8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TL061IDR/296-14986-1-ND/56267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202</text:p>
          </table:table-cell>
          <table:table-cell table:style-name="ce2" office:value-type="string" calcext:value-type="string">
            <text:p>TL061</text:p>
          </table:table-cell>
          <table:table-cell table:style-name="ce2" office:value-type="string" calcext:value-type="string">
            <text:p>SOIC-8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TL061IDR/296-14986-1-ND/56267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301</text:p>
          </table:table-cell>
          <table:table-cell table:style-name="ce2" office:value-type="string" calcext:value-type="string">
            <text:p>CD4066</text:p>
          </table:table-cell>
          <table:table-cell table:style-name="ce2" office:value-type="string" calcext:value-type="string">
            <text:p>SOIC-14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CD4066BM96/296-14475-1-ND/55561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302</text:p>
          </table:table-cell>
          <table:table-cell table:style-name="ce2" office:value-type="string" calcext:value-type="string">
            <text:p>TL061</text:p>
          </table:table-cell>
          <table:table-cell table:style-name="ce2" office:value-type="string" calcext:value-type="string">
            <text:p>SOIC-8</text:p>
          </table:table-cell>
          <table:table-cell table:style-name="ce2" table:number-columns-repeated="6"/>
          <table:table-cell table:style-name="ce2" office:value-type="string" calcext:value-type="string">
            <text:p>https://www.digikey.de/product-detail/de/TL061IDR/296-14986-1-ND/562672</text:p>
          </table:table-cell>
          <table:table-cell table:style-name="ce2" table:number-columns-repeated="101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AMJ21 Sheet1.A25:Sheet1.AMJ25 Sheet1.A22:Sheet1.C24 Sheet1.K22:Sheet1.AMJ24 Sheet1.A30:Sheet1.AMJ30 Sheet1.A26:Sheet1.C29 Sheet1.F26:Sheet1.AMJ29 Sheet1.A43:Sheet1.AMJ49 Sheet1.A40:Sheet1.C42 Sheet1.F40:Sheet1.AMJ42 Sheet1.A38:Sheet1.AMJ39 Sheet1.A37:Sheet1.F37 Sheet1.J37:Sheet1.AMJ37 Sheet1.A33:Sheet1.AMJ36 Sheet1.A31:Sheet1.B32 Sheet1.D31:Sheet1.AMJ32 Sheet1.A52:Sheet1.AMJ54 Sheet1.A50:Sheet1.B51 Sheet1.K51:Sheet1.AMJ51 Sheet1.D50:Sheet1.I51 Sheet1.K50:Sheet1.AMJ50 Sheet1.A57:Sheet1.AMJ64 Sheet1.A55:Sheet1.B56 Sheet1.D55:Sheet1.AMJ56">
            <calcext:condition calcext:apply-style-name="dark" calcext:value="formula-is(ISODD(ROW()))" calcext:base-cell-address="Sheet1.A2"/>
          </calcext:conditional-format>
          <calcext:conditional-format calcext:target-range-address="Sheet1.D22:Sheet1.J22">
            <calcext:condition calcext:apply-style-name="dark" calcext:value="formula-is(ISODD(ROW()))" calcext:base-cell-address="Sheet1.D22"/>
          </calcext:conditional-format>
          <calcext:conditional-format calcext:target-range-address="Sheet1.D23:Sheet1.J23">
            <calcext:condition calcext:apply-style-name="dark" calcext:value="formula-is(ISODD(ROW()))" calcext:base-cell-address="Sheet1.D23"/>
          </calcext:conditional-format>
          <calcext:conditional-format calcext:target-range-address="Sheet1.D24:Sheet1.J24">
            <calcext:condition calcext:apply-style-name="dark" calcext:value="formula-is(ISODD(ROW()))" calcext:base-cell-address="Sheet1.D24"/>
          </calcext:conditional-format>
          <calcext:conditional-format calcext:target-range-address="Sheet1.D26:Sheet1.E26">
            <calcext:condition calcext:apply-style-name="dark" calcext:value="formula-is(ISODD(ROW()))" calcext:base-cell-address="Sheet1.D26"/>
          </calcext:conditional-format>
          <calcext:conditional-format calcext:target-range-address="Sheet1.D27:Sheet1.E27">
            <calcext:condition calcext:apply-style-name="dark" calcext:value="formula-is(ISODD(ROW()))" calcext:base-cell-address="Sheet1.D27"/>
          </calcext:conditional-format>
          <calcext:conditional-format calcext:target-range-address="Sheet1.D28:Sheet1.E28">
            <calcext:condition calcext:apply-style-name="dark" calcext:value="formula-is(ISODD(ROW()))" calcext:base-cell-address="Sheet1.D28"/>
          </calcext:conditional-format>
          <calcext:conditional-format calcext:target-range-address="Sheet1.D29:Sheet1.E29">
            <calcext:condition calcext:apply-style-name="dark" calcext:value="formula-is(ISODD(ROW()))" calcext:base-cell-address="Sheet1.D29"/>
          </calcext:conditional-format>
          <calcext:conditional-format calcext:target-range-address="Sheet1.D40:Sheet1.E40">
            <calcext:condition calcext:apply-style-name="dark" calcext:value="formula-is(ISODD(ROW()))" calcext:base-cell-address="Sheet1.D40"/>
          </calcext:conditional-format>
          <calcext:conditional-format calcext:target-range-address="Sheet1.D41:Sheet1.E41">
            <calcext:condition calcext:apply-style-name="dark" calcext:value="formula-is(ISODD(ROW()))" calcext:base-cell-address="Sheet1.D41"/>
          </calcext:conditional-format>
          <calcext:conditional-format calcext:target-range-address="Sheet1.D42:Sheet1.E42">
            <calcext:condition calcext:apply-style-name="dark" calcext:value="formula-is(ISODD(ROW()))" calcext:base-cell-address="Sheet1.D42"/>
          </calcext:conditional-format>
          <calcext:conditional-format calcext:target-range-address="Sheet1.G37:Sheet1.I37">
            <calcext:condition calcext:apply-style-name="dark" calcext:value="formula-is(ISODD(ROW()))" calcext:base-cell-address="Sheet1.G37"/>
          </calcext:conditional-format>
          <calcext:conditional-format calcext:target-range-address="Sheet1.C31:Sheet1.C31">
            <calcext:condition calcext:apply-style-name="dark" calcext:value="formula-is(ISODD(ROW()))" calcext:base-cell-address="Sheet1.C31"/>
          </calcext:conditional-format>
          <calcext:conditional-format calcext:target-range-address="Sheet1.C32:Sheet1.C32">
            <calcext:condition calcext:apply-style-name="dark" calcext:value="formula-is(ISODD(ROW()))" calcext:base-cell-address="Sheet1.C32"/>
          </calcext:conditional-format>
          <calcext:conditional-format calcext:target-range-address="Sheet1.C50:Sheet1.C50">
            <calcext:condition calcext:apply-style-name="dark" calcext:value="formula-is(ISODD(ROW()))" calcext:base-cell-address="Sheet1.C50"/>
          </calcext:conditional-format>
          <calcext:conditional-format calcext:target-range-address="Sheet1.C51:Sheet1.C51">
            <calcext:condition calcext:apply-style-name="dark" calcext:value="formula-is(ISODD(ROW()))" calcext:base-cell-address="Sheet1.C51"/>
          </calcext:conditional-format>
          <calcext:conditional-format calcext:target-range-address="Sheet1.J50:Sheet1.J50">
            <calcext:condition calcext:apply-style-name="dark" calcext:value="formula-is(ISODD(ROW()))" calcext:base-cell-address="Sheet1.J50"/>
          </calcext:conditional-format>
          <calcext:conditional-format calcext:target-range-address="Sheet1.J51:Sheet1.J51">
            <calcext:condition calcext:apply-style-name="dark" calcext:value="formula-is(ISODD(ROW()))" calcext:base-cell-address="Sheet1.J51"/>
          </calcext:conditional-format>
          <calcext:conditional-format calcext:target-range-address="Sheet1.C55:Sheet1.C55">
            <calcext:condition calcext:apply-style-name="dark" calcext:value="formula-is(ISODD(ROW()))" calcext:base-cell-address="Sheet1.C55"/>
          </calcext:conditional-format>
          <calcext:conditional-format calcext:target-range-address="Sheet1.C56:Sheet1.C56">
            <calcext:condition calcext:apply-style-name="dark" calcext:value="formula-is(ISODD(ROW()))" calcext:base-cell-address="Sheet1.C56"/>
          </calcext:conditional-format>
        </calcext:conditional-formats>
      </table:table>
      <table:named-expressions/>
      <table:database-ranges>
        <table:database-range table:name="__Anonymous_Sheet_DB__0" table:target-range-address="Sheet1.A1:Sheet1.J6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100">
      <style:text-properties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9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k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light" style:family="table-cell" style:parent-style-name="dark"/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1:55:26.1091145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4T18:26:38.311732735</dc:date>
    <meta:editing-duration>PT8H57M12S</meta:editing-duration>
    <meta:editing-cycles>60</meta:editing-cycles>
    <meta:document-statistic meta:table-count="1" meta:cell-count="287" meta:object-count="0"/>
  </office:meta>
</office:document-meta>
</file>